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Table_20_Contents" style:family="paragraph">
      <style:paragraph-properties style:justify-single-word="false" fo:text-align="end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22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MONINI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1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>ss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BC
</text:p>
          </table:table-cell>
          <table:covered-table-cell/>
          <table:covered-table-cell/>
          <table:table-cell office:value-type="string" table:style-name="Table2.A1">
            <text:p text:style-name="P16">
10.00
</text:p>
          </table:table-cell>
          <table:table-cell office:value-type="string" table:number-columns-spanned="2" table:style-name="Table2.A1">
            <text:p text:style-name="P15">
€12.000
</text:p>
          </table:table-cell>
          <table:covered-table-cell/>
          <table:table-cell office:value-type="string" table:number-columns-spanned="2" table:style-name="Table2.A1">
            <text:p text:style-name="P15">
€120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20.000,0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 PdV:
</text:p>
          </table:table-cell>
          <table:table-cell office:value-type="string" table:number-columns-spanned="4" table:style-name="Table1.E1">
            <text:p text:style-name="P9">
asdas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60 giorn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asdsa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20:17</dc:date>
    <meta:editing-cycles>211</meta:editing-cycles>
    <meta:editing-duration>PT14H13M1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